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e7a" officeooo:paragraph-rsid="001b0e7a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b0e7a" officeooo:paragraph-rsid="001b0e7a"/>
    </style:style>
    <style:style style:name="P3" style:family="paragraph" style:parent-style-name="Standard">
      <style:text-properties officeooo:rsid="001b0e7a" officeooo:paragraph-rsid="001c968b"/>
    </style:style>
    <style:style style:name="T1" style:family="text">
      <style:text-properties officeooo:rsid="001c9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e creation worksheet:</text:p>
      <text:p text:style-name="P1"/>
      <text:p text:style-name="P1">Name of Race: _________________________________</text:p>
      <text:p text:style-name="P1"/>
      <text:p text:style-name="P1">Natural advantage: ___________________________________________________________________</text:p>
      <text:p text:style-name="P1"/>
      <text:p text:style-name="P1">Natural disadvantage: _________________________________________________________________</text:p>
      <text:p text:style-name="P1"/>
      <text:p text:style-name="P3">Physical appearance/<text:span text:style-name="T1">Costume requirements</text:span>:</text:p>
      <text:p text:style-name="P3">___________________________________________________________________________________</text:p>
      <text:p text:style-name="P2"/>
      <text:p text:style-name="P2"/>
      <text:p text:style-name="P2"/>
      <text:p text:style-name="P2"/>
      <text:p text:style-name="P1"/>
      <text:p text:style-name="P1">Culture: _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>History: _________________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5:50:28.841560024</meta:creation-date>
    <meta:print-date>2018-08-26T15:54:45.556689192</meta:print-date>
    <dc:date>2018-08-28T09:14:57.158890320</dc:date>
    <meta:editing-duration>PT5M2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21" meta:character-count="538" meta:non-whitespace-character-count="525"/>
  </office:meta>
</office:document-meta>
</file>